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Noto Sans Regular" svg:font-family="'Noto Sans Regular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4" svg:font-family="'Noto Sans Regular'" style:font-family-generic="roman" style:font-pitch="variable"/>
    <style:font-face style:name="Noto Sans Regular2" svg:font-family="'Noto Sans Regular'" style:font-adornments="Normal" style:font-family-generic="roman" style:font-pitch="variable"/>
    <style:font-face style:name="Noto Sans Bold1" svg:font-family="'Noto Sans Bold'" style:font-family-generic="swiss" style:font-pitch="variable"/>
    <style:font-face style:name="Noto Sans Regular5" svg:font-family="'Noto Sans Regular'" style:font-family-generic="swiss" style:font-pitch="variable"/>
    <style:font-face style:name="Noto Sans Regular3" svg:font-family="'Noto Sans Regular'" style:font-adornments="Normal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andolFang R" svg:font-family="'FandolFang R'" style:font-family-generic="system" style:font-pitch="variable"/>
    <style:font-face style:name="FreeSans" svg:font-family="FreeSans" style:font-family-generic="system" style:font-pitch="variable"/>
    <style:font-face style:name="Liberation Sans2" svg:font-family="'Liberation Sans'" style:font-family-generic="system" style:font-pitch="variable"/>
    <style:font-face style:name="Noto Sans Regular1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/>
      <style:paragraph-properties style:writing-mode="lr-tb"/>
    </style:style>
    <style:style style:name="pr1" style:family="presentation" style:parent-style-name="Impress-title">
      <style:graphic-properties draw:auto-grow-height="true" fo:min-height="3cm"/>
      <style:paragraph-properties style:writing-mode="lr-tb"/>
    </style:style>
    <style:style style:name="pr2" style:family="presentation" style:parent-style-name="Impress-subtitle">
      <style:graphic-properties draw:fill-color="#ffffff" draw:auto-grow-height="true" fo:min-height="2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draw:auto-grow-height="true" fo:min-height="2.63cm"/>
      <style:paragraph-properties style:writing-mode="lr-tb"/>
    </style:style>
    <style:style style:name="pr5" style:family="presentation" style:parent-style-name="Impress1-outline1">
      <style:graphic-properties fo:min-height="11.93cm"/>
      <style:paragraph-properties style:writing-mode="lr-tb"/>
    </style:style>
    <style:style style:name="pr6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Impress1-title">
      <style:graphic-properties fo:min-height="3cm"/>
      <style:paragraph-properties style:writing-mode="lr-tb"/>
    </style:style>
    <style:style style:name="pr8" style:family="presentation" style:parent-style-name="Impress1-outline1">
      <style:graphic-properties fo:min-height="9.501cm"/>
      <style:paragraph-properties style:writing-mode="lr-tb"/>
    </style:style>
    <style:style style:name="pr9" style:family="presentation" style:parent-style-name="Impress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4pt" style:font-size-asian="24pt" style:font-size-complex="24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left="0cm" fo:margin-right="0cm" fo:margin-top="0cm" fo:margin-bottom="0.374cm" fo:text-indent="0cm"/>
    </style:style>
    <style:style style:name="P5" style:family="paragraph">
      <style:paragraph-properties style:writing-mode="lr-tb"/>
      <style:text-properties fo:font-size="14pt" style:font-size-asian="14pt" style:font-size-complex="14pt"/>
    </style:style>
    <style:style style:name="P6" style:family="paragraph">
      <loext:graphic-properties draw:fill="none"/>
      <style:paragraph-properties style:writing-mode="lr-tb"/>
      <style:text-properties style:font-name="Courier 10 Pitch1" fo:font-size="10.5pt" style:font-size-asian="10.5pt" style:font-size-complex="10.5pt"/>
    </style:style>
    <style:style style:name="P7" style:family="paragraph">
      <style:paragraph-properties fo:margin-left="0cm" fo:margin-right="0cm" fo:margin-top="0cm" fo:margin-bottom="0cm" fo:line-height="100%" fo:text-indent="0cm">
        <style:tab-stops/>
      </style:paragraph-properties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color="#333333" loext:opacity="100%" style:text-outline="false" style:text-line-through-style="none" style:text-line-through-type="none" style:font-name="Noto Sans Regular5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color="#3465a4" loext:opacity="100%" style:font-name="Courier 10 Pitch1" fo:font-size="14pt" style:font-size-asian="14pt" style:font-size-complex="14pt"/>
    </style:style>
    <style:style style:name="T4" style:family="text">
      <style:text-properties style:font-name="Courier 10 Pitch1" fo:font-size="10.5pt" style:font-size-asian="10.5pt" style:font-size-complex="10.5pt"/>
    </style:style>
    <style:style style:name="T5" style:family="text">
      <style:text-properties fo:color="#3465a4" loext:opacity="100%" style:font-name="Courier 10 Pitch1"/>
    </style:style>
    <style:style style:name="T6" style:family="text">
      <style:text-properties fo:color="#f10d0c" loext:opacity="100%" style:font-name="Courier 10 Pitch1" fo:font-size="10.5pt" fo:font-weight="bold" style:font-size-asian="10.5pt" style:font-weight-asian="bold" style:font-size-complex="10.5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4cm" svg:height="3cm" svg:x="2cm" svg:y="8.5cm" presentation:class="title">
          <draw:text-box>
            <text:p text:style-name="P1">Nuts Package Manager</text:p>
          </draw:text-box>
        </draw:frame>
        <draw:frame presentation:style-name="pr2" draw:text-style-name="P2" draw:layer="layout" svg:width="24cm" svg:height="2cm" svg:x="2cm" svg:y="12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draw:frame presentation:style-name="pr4" draw:text-style-name="P1" draw:layer="layout" svg:width="24.599cm" svg:height="2.63cm" svg:x="2cm" svg:y="0.627cm" presentation:class="title" presentation:user-transformed="true">
          <draw:text-box>
            <text:p>What is a Package Manager</text:p>
          </draw:text-box>
        </draw:frame>
        <draw:frame presentation:style-name="pr5" draw:text-style-name="P1" draw:layer="layout" svg:width="24cm" svg:height="9.135cm" svg:x="2cm" svg:y="4.5cm" presentation:class="outline" presentation:user-transformed="true">
          <draw:text-box>
            <text:list text:style-name="L3">
              <text:list-item>
                <text:p text:style-name="P1">A package manager or package-management system is a collection of software tools that automates the process of installing, upgrading, configuring, and removing computer programs for a computer's operating system in a consistent manner. (WIKIPEDIA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draw:frame presentation:style-name="pr7" draw:text-style-name="P1" draw:layer="layout" svg:width="25cm" svg:height="3cm" svg:x="2cm" svg:y="0.5cm" presentation:class="title">
          <draw:text-box>
            <text:p>Popular Package Managers</text:p>
          </draw:text-box>
        </draw:frame>
        <draw:frame presentation:style-name="pr8" draw:text-style-name="P1" draw:layer="layout" svg:width="25cm" svg:height="9.5cm" svg:x="2cm" svg:y="4cm" presentation:class="outline">
          <draw:text-box>
            <text:list text:style-name="L3">
              <text:list-item>
                <text:p>OS Package Managers</text:p>
                <text:list>
                  <text:list-item>
                    <text:p><text:span text:style-name="T1">Aptitude, </text:span>Zypper (Linux)</text:p>
                  </text:list-item>
                  <text:list-item>
                    <text:p>Chocolatey, Scoop (Windows)</text:p>
                  </text:list-item>
                </text:list>
              </text:list-item>
              <text:list-item>
                <text:p text:style-name="P4"><text:span text:style-name="T1">Language </text:span>Package Managers</text:p>
                <text:list>
                  <text:list-item>
                    <text:p><text:span text:style-name="T1">Npm, Yarn, Brew (Javascript)</text:span></text:p>
                  </text:list-item>
                  <text:list-item>
                    <text:p><text:span text:style-name="T1">Pip, Conda, Poetry (Python)</text:span></text:p>
                  </text:list-item>
                  <text:list-item>
                    <text:p><text:span text:style-name="T1">Nugets (DotNet)</text:span></text:p>
                  </text:list-item>
                  <text:list-item>
                    <text:p><text:span text:style-name="T1">Maven, Gradle (Java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draw:frame presentation:style-name="pr7" draw:text-style-name="P1" draw:layer="layout" svg:width="25cm" svg:height="3cm" svg:x="2cm" svg:y="0.5cm" presentation:class="title">
          <draw:text-box>
            <text:p>Java Package Managers</text:p>
          </draw:text-box>
        </draw:frame>
        <draw:frame presentation:style-name="pr8" draw:text-style-name="P1" draw:layer="layout" svg:width="25cm" svg:height="9.5cm" svg:x="2cm" svg:y="4cm" presentation:class="outline">
          <draw:text-box>
            <text:list text:style-name="L3">
              <text:list-item>
                <text:p>Maven and Gradle handle</text:p>
                <text:list>
                  <text:list-item>
                    <text:p>Project Management</text:p>
                  </text:list-item>
                  <text:list-item>
                    <text:p>Package versioning</text:p>
                  </text:list-item>
                  <text:list-item>
                    <text:p>Package dependency resolution</text:p>
                  </text:list-item>
                  <text:list-item>
                    <text:p>Repositories</text:p>
                  </text:list-item>
                  <text:list-item>
                    <text:p>Build Lifecycle</text:p>
                  </text:list-item>
                </text:list>
              </text:list-item>
              <text:list-item>
                <text:p>Ivy</text:p>
                <text:list>
                  <text:list-item>
                    <text:p>Dependency Manage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draw:frame presentation:style-name="pr7" draw:text-style-name="P1" draw:layer="layout" svg:width="25cm" svg:height="3cm" svg:x="2cm" svg:y="0.5cm" presentation:class="title">
          <draw:text-box>
            <text:p>Whats missing in Java Package Managers</text:p>
          </draw:text-box>
        </draw:frame>
        <draw:frame presentation:style-name="pr8" draw:text-style-name="P1" draw:layer="layout" svg:width="25cm" svg:height="9.5cm" svg:x="2cm" svg:y="4cm" presentation:class="outline">
          <draw:text-box>
            <text:list text:style-name="L3">
              <text:list-item>
                <text:p>Deployed applications MUST include all dependencies for each installation/deployment (FAT jars, FAT wars)</text:p>
              </text:list-item>
              <text:list-item>
                <text:p>Local Repositories are not used in runtime, they are used in build time</text:p>
              </text:list-item>
              <text:list-item>
                <text:p>No way to select environment specific binaries at deploy time (always bundle all binaries in the case of JNA)</text:p>
              </text:list-item>
              <text:list-item>
                <text:p>No support for install,update/upgrade,uninstall packages</text:p>
              </text:list-item>
              <text:list-item>
                <text:p>No support for plugin architecture (runtime dependency resolution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draw:frame presentation:style-name="pr7" draw:text-style-name="P1" draw:layer="layout" svg:width="25cm" svg:height="3cm" svg:x="2cm" svg:y="0.5cm" presentation:class="title">
          <draw:text-box>
            <text:p>What is Nuts</text:p>
          </draw:text-box>
        </draw:frame>
        <draw:frame presentation:style-name="pr8" draw:text-style-name="P1" draw:layer="layout" svg:width="25cm" svg:height="9.5cm" svg:x="2cm" svg:y="4cm" presentation:class="outline" presentation:user-transformed="true">
          <draw:text-box>
            <text:list text:style-name="L3">
              <text:list-item>
                <text:p>stands for Network Updatable Things Services</text:p>
              </text:list-item>
              <text:list-item>
                <text:p text:style-name="P4">Nuts is a package manager than builds upon Maven and Gradle</text:p>
              </text:list-item>
              <text:list-item>
                <text:p text:style-name="P4">Adds support for installing/updating/removing packages that were build using maven or gradle</text:p>
              </text:list-item>
              <text:list-item>
                <text:p text:style-name="P4"><text:span text:style-name="T1">Dependency is resolved at deployment time, no more Fat Jars/</text:span>Fat Wars</text:p>
              </text:list-item>
              <text:list-item>
                <text:p text:style-name="P4">Resolve and Download the most appropriate binaries (according to OS, architectcure, etc…)</text:p>
              </text:list-item>
              <text:list-item>
                <text:p text:style-name="P4">Nuts manages Java applications AND libraries and tracks version and dependencies</text:p>
              </text:list-item>
              <text:list-item>
                <text:p text:style-name="P4">Nuts support runtim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draw:frame presentation:style-name="pr7" draw:text-style-name="P1" draw:layer="layout" svg:width="25cm" svg:height="3cm" svg:x="2cm" svg:y="0.5cm" presentation:class="title">
          <draw:text-box>
            <text:p>Lets take an example with maven</text:p>
          </draw:text-box>
        </draw:frame>
        <draw:frame presentation:style-name="pr8" draw:text-style-name="P5" draw:layer="layout" svg:width="8.795cm" svg:height="8.065cm" svg:x="2cm" svg:y="4cm" presentation:class="outline" presentation:user-transformed="true">
          <draw:text-box>
            <text:list text:style-name="L3">
              <text:list-item>
                <text:p><text:span text:style-name="T2">Write an application (foo version 1.0) with some dependencies (add dependencies to pom.xml)</text:span></text:p>
              </text:list-item>
              <text:list-item>
                <text:p><text:span text:style-name="T2">We will just add dependencies to the application, we will not add any configuration about META-INF to create an executable jar and will not use any maven plugin such as maven-assembly-plugin or maven-shade-plugin. Just make it simple, only add dependencies to the pom.xml</text:span></text:p>
              </text:list-item>
              <text:list-item>
                <text:p><text:span text:style-name="T2">We build the application as usual</text:span></text:p>
                <text:list>
                  <text:list-item>
                    <text:p><text:span text:style-name="T3">mvn install</text:span>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12.7cm" svg:height="12.279cm" svg:x="14.605cm" svg:y="2.961cm">
          <draw:text-box>
            <text:p><text:span text:style-name="T4">&lt;?xml version="1.0" encoding="UTF-8"?&gt;</text:span></text:p>
            <text:p><text:span text:style-name="T4">&lt;project xmlns:xsi="http://www.w3.org/2001/XMLSchema-instance" xmlns="http://maven.apache.org/POM/4.0.0"</text:span></text:p>
            <text:p><text:span text:style-name="T4"><text:s text:c="9"/></text:span><text:span text:style-name="T4">xsi:schemaLocation="http://maven.apache.org/POM/4.0.0 http://maven.apache.org/xsd/maven-4.0.0.xsd"&gt;</text:span></text:p>
            <text:p><text:span text:style-name="T4"><text:s text:c="4"/></text:span><text:span text:style-name="T4">&lt;modelVersion&gt;4.0.0&lt;/modelVersion&gt;</text:span></text:p>
            <text:p><text:span text:style-name="T4"><text:s text:c="4"/></text:span><text:span text:style-name="T4">&lt;groupId&gt;example&lt;/groupId&gt;</text:span></text:p>
            <text:p><text:span text:style-name="T4"><text:s text:c="4"/></text:span><text:span text:style-name="T4">&lt;artifactId&gt;foo&lt;/artifactId&gt;</text:span></text:p>
            <text:p><text:span text:style-name="T4"><text:s text:c="4"/></text:span><text:span text:style-name="T4">&lt;version&gt;1.0&lt;/version&gt;</text:span></text:p>
            <text:p><text:span text:style-name="T4"><text:s text:c="4"/></text:span><text:span text:style-name="T4">&lt;packaging&gt;jar&lt;/packaging&gt;</text:span></text:p>
            <text:p><text:span text:style-name="T4"><text:s text:c="4"/></text:span><text:span text:style-name="T4">&lt;dependencie&gt;</text:span></text:p>
            <text:p><text:span text:style-name="T4"><text:s text:c="8"/></text:span><text:span text:style-name="T4">&lt;dependency&gt;</text:span></text:p>
            <text:p><text:span text:style-name="T4"><text:s text:c="12"/></text:span><text:span text:style-name="T4">&lt;groupId&gt;example&lt;/groupId&gt;</text:span></text:p>
            <text:p><text:span text:style-name="T4"><text:s text:c="12"/></text:span><text:span text:style-name="T4">&lt;artifactId&gt;first-dependency&lt;/artifactId&gt;</text:span></text:p>
            <text:p><text:span text:style-name="T4"><text:s text:c="12"/></text:span><text:span text:style-name="T4">&lt;version&gt;1.0&lt;/version&gt;</text:span></text:p>
            <text:p><text:span text:style-name="T4"><text:s text:c="8"/></text:span><text:span text:style-name="T4">&lt;/dependency&gt;</text:span></text:p>
            <text:p><text:span text:style-name="T4"><text:s text:c="8"/></text:span><text:span text:style-name="T4">&lt;dependency&gt;</text:span></text:p>
            <text:p><text:span text:style-name="T4"><text:s text:c="12"/></text:span><text:span text:style-name="T4">&lt;groupId&gt;example&lt;/groupId&gt;</text:span></text:p>
            <text:p><text:span text:style-name="T4"><text:s text:c="12"/></text:span><text:span text:style-name="T4">&lt;artifactId&gt;second-dependency&lt;/artifactId&gt;</text:span></text:p>
            <text:p><text:span text:style-name="T4"><text:s text:c="12"/></text:span><text:span text:style-name="T4">&lt;version&gt;1.0&lt;/version&gt;</text:span></text:p>
            <text:p><text:span text:style-name="T4"><text:s text:c="8"/></text:span><text:span text:style-name="T4">&lt;/dependency&gt;</text:span></text:p>
            <text:p><text:span text:style-name="T4"><text:s text:c="4"/></text:span><text:span text:style-name="T4">&lt;/dependencie&gt; <text:s text:c="3"/></text:span></text:p>
            <text:p><text:span text:style-name="T4">&lt;/project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draw:frame presentation:style-name="pr7" draw:text-style-name="P1" draw:layer="layout" svg:width="25cm" svg:height="3cm" svg:x="2cm" svg:y="0.5cm" presentation:class="title">
          <draw:text-box>
            <text:p>Install / Run using Nuts</text:p>
          </draw:text-box>
        </draw:frame>
        <draw:frame presentation:style-name="pr8" draw:text-style-name="P1" draw:layer="layout" svg:width="25cm" svg:height="9.5cm" svg:x="2cm" svg:y="4cm" presentation:class="outline" presentation:user-transformed="true">
          <draw:text-box>
            <text:list text:style-name="L3">
              <text:list-item>
                <text:p>Now to install the application using nuts, issue</text:p>
                <text:list>
                  <text:list-item>
                    <text:p><text:span text:style-name="T5">nuts install example:foo</text:span></text:p>
                  </text:list-item>
                  <text:list-item>
                    <text:p>This command will search for all versions of the application and it will find it under ~/.m2 maven folder. If the application were deployed to a public repository like maven-central it would have been found too. </text:p>
                  </text:list-item>
                </text:list>
              </text:list-item>
              <text:list-item>
                <text:p>To run the application issue:</text:p>
                <text:list>
                  <text:list-item>
                    <text:p><text:span text:style-name="T5">nuts foo</text:span></text:p>
                  </text:list-item>
                </text:list>
              </text:list-item>
              <text:list-item>
                <text:p>It is that simpl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draw:frame presentation:style-name="pr7" draw:text-style-name="P1" draw:layer="layout" svg:width="25cm" svg:height="3cm" svg:x="2cm" svg:y="0.5cm" presentation:class="title">
          <draw:text-box>
            <text:p>Update application</text:p>
          </draw:text-box>
        </draw:frame>
        <draw:frame presentation:style-name="pr8" draw:text-style-name="P5" draw:layer="layout" svg:width="8.795cm" svg:height="8.065cm" svg:x="2.001cm" svg:y="4.001cm" presentation:class="outline" presentation:user-transformed="true">
          <draw:text-box>
            <text:list text:style-name="L3">
              <text:list-item>
                <text:p><text:span text:style-name="T2">Lets assume we aupdate the applcation to version version 2 (we update sources and pom.xml)</text:span></text:p>
              </text:list-item>
              <text:list-item>
                <text:p><text:span text:style-name="T2">We re-build the application</text:span></text:p>
                <text:list>
                  <text:list-item>
                    <text:p><text:span text:style-name="T3">mvn install</text:span>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12.7cm" svg:height="12.279cm" svg:x="14.606cm" svg:y="2.962cm">
          <draw:text-box>
            <text:p><text:span text:style-name="T4">&lt;?xml version="1.0" encoding="UTF-8"?&gt;</text:span></text:p>
            <text:p><text:span text:style-name="T4">&lt;project xmlns:xsi="http://www.w3.org/2001/XMLSchema-instance" xmlns="http://maven.apache.org/POM/4.0.0"</text:span></text:p>
            <text:p><text:span text:style-name="T4"><text:s text:c="9"/></text:span><text:span text:style-name="T4">xsi:schemaLocation="http://maven.apache.org/POM/4.0.0 http://maven.apache.org/xsd/maven-4.0.0.xsd"&gt;</text:span></text:p>
            <text:p><text:span text:style-name="T4"><text:s text:c="4"/></text:span><text:span text:style-name="T4">&lt;modelVersion&gt;4.0.0&lt;/modelVersion&gt;</text:span></text:p>
            <text:p text:style-name="P7"><text:span text:style-name="T4"><text:s text:c="4"/></text:span><text:span text:style-name="T4">&lt;groupId&gt;example&lt;/groupId&gt;</text:span></text:p>
            <text:p text:style-name="P7"><text:span text:style-name="T4"><text:s text:c="4"/></text:span><text:span text:style-name="T4">&lt;artifactId&gt;foo&lt;/artifactId&gt;</text:span></text:p>
            <text:p text:style-name="P7"><text:span text:style-name="T4"><text:s text:c="4"/></text:span><text:span text:style-name="T4">&lt;version&gt;</text:span><text:span text:style-name="T6">2.0</text:span><text:span text:style-name="T4">&lt;/version&gt;</text:span></text:p>
            <text:p><text:span text:style-name="T4"><text:s text:c="4"/></text:span><text:span text:style-name="T4">&lt;packaging&gt;jar&lt;/packaging&gt;</text:span></text:p>
            <text:p><text:span text:style-name="T4"><text:s text:c="4"/></text:span><text:span text:style-name="T4">&lt;dependencie&gt;</text:span></text:p>
            <text:p><text:span text:style-name="T4"><text:s text:c="8"/></text:span><text:span text:style-name="T4">&lt;dependency&gt;</text:span></text:p>
            <text:p><text:span text:style-name="T4"><text:s text:c="12"/></text:span><text:span text:style-name="T4">&lt;groupId&gt;example&lt;/groupId&gt;</text:span></text:p>
            <text:p><text:span text:style-name="T4"><text:s text:c="12"/></text:span><text:span text:style-name="T4">&lt;artifactId&gt;first-dependency&lt;/artifactId&gt;</text:span></text:p>
            <text:p><text:span text:style-name="T4"><text:s text:c="12"/></text:span><text:span text:style-name="T4">&lt;version&gt;1.0&lt;/version&gt;</text:span></text:p>
            <text:p><text:span text:style-name="T4"><text:s text:c="8"/></text:span><text:span text:style-name="T4">&lt;/dependency&gt;</text:span></text:p>
            <text:p><text:span text:style-name="T4"><text:s text:c="8"/></text:span><text:span text:style-name="T4">&lt;dependency&gt;</text:span></text:p>
            <text:p><text:span text:style-name="T4"><text:s text:c="12"/></text:span><text:span text:style-name="T4">&lt;groupId&gt;example&lt;/groupId&gt;</text:span></text:p>
            <text:p><text:span text:style-name="T4"><text:s text:c="12"/></text:span><text:span text:style-name="T4">&lt;artifactId&gt;second-dependency&lt;/artifactId&gt;</text:span></text:p>
            <text:p><text:span text:style-name="T4"><text:s text:c="12"/></text:span><text:span text:style-name="T4">&lt;version&gt;1.0&lt;/version&gt;</text:span></text:p>
            <text:p><text:span text:style-name="T4"><text:s text:c="8"/></text:span><text:span text:style-name="T4">&lt;/dependency&gt;</text:span></text:p>
            <text:p><text:span text:style-name="T4"><text:s text:c="4"/></text:span><text:span text:style-name="T4">&lt;/dependencie&gt; <text:s text:c="3"/></text:span></text:p>
            <text:p><text:span text:style-name="T4">&lt;/project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draw:frame presentation:style-name="pr7" draw:text-style-name="P1" draw:layer="layout" svg:width="25cm" svg:height="3cm" svg:x="2cm" svg:y="0.5cm" presentation:class="title">
          <draw:text-box>
            <text:p>update the installed application</text:p>
          </draw:text-box>
        </draw:frame>
        <draw:frame presentation:style-name="pr8" draw:text-style-name="P1" draw:layer="layout" svg:width="25cm" svg:height="9.5cm" svg:x="2cm" svg:y="4cm" presentation:class="outline" presentation:user-transformed="true">
          <draw:text-box>
            <text:list text:style-name="L3">
              <text:list-item>
                <text:p>Now to re-download the new version of the foo application using nuts, issue</text:p>
                <text:list>
                  <text:list-item>
                    <text:p><text:span text:style-name="T5">nuts update foo</text:span></text:p>
                  </text:list-item>
                </text:list>
              </text:list-item>
              <text:list-item>
                <text:p>To run the updated version of the application:</text:p>
                <text:list>
                  <text:list-item>
                    <text:p><text:span text:style-name="T5">nuts fo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Noto Sans Regular" svg:font-family="'Noto Sans Regular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4" svg:font-family="'Noto Sans Regular'" style:font-family-generic="roman" style:font-pitch="variable"/>
    <style:font-face style:name="Noto Sans Regular2" svg:font-family="'Noto Sans Regular'" style:font-adornments="Normal" style:font-family-generic="roman" style:font-pitch="variable"/>
    <style:font-face style:name="Noto Sans Bold1" svg:font-family="'Noto Sans Bold'" style:font-family-generic="swiss" style:font-pitch="variable"/>
    <style:font-face style:name="Noto Sans Regular5" svg:font-family="'Noto Sans Regular'" style:font-family-generic="swiss" style:font-pitch="variable"/>
    <style:font-face style:name="Noto Sans Regular3" svg:font-family="'Noto Sans Regular'" style:font-adornments="Normal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andolFang R" svg:font-family="'FandolFang R'" style:font-family-generic="system" style:font-pitch="variable"/>
    <style:font-face style:name="FreeSans" svg:font-family="FreeSans" style:font-family-generic="system" style:font-pitch="variable"/>
    <style:font-face style:name="Liberation Sans2" svg:font-family="'Liberation Sans'" style:font-family-generic="system" style:font-pitch="variable"/>
    <style:font-face style:name="Noto Sans Regular1" svg:font-family="'Noto Sans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Arial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000000" draw:marker-start-width="0.17cm" draw:marker-start-center="false" draw:marker-end-width="0.17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3cm" draw:shadow-offset-y="0.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 draw:fill-gradient-name="Gradient_20_1" draw:fill-hatch-name="Hatching_20_1"/>
    </style:style>
    <style:style style:name="Accent_20_1" style:display-name="Accent 1" style:family="graphic" style:parent-style-name="Accent">
      <style:graphic-properties draw:stroke="none" svg:stroke-color="#f10d0c" draw:fill="solid" draw:fill-color="#f10d0c"/>
    </style:style>
    <style:style style:name="Accent_20_2" style:display-name="Accent 2" style:family="graphic" style:parent-style-name="Accent">
      <style:graphic-properties draw:fill="solid" draw:fill-color="#eeeeee"/>
    </style:style>
    <style:style style:name="Accent_20_3" style:display-name="Accent 3" style:family="graphic" style:parent-style-name="Accent"/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3" fo:font-family="'Noto Sans Regular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false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fo:color="#333333" loext:opacity="100%" style:text-outline="false" style:text-line-through-style="none" style:text-line-through-type="none" style:font-name="Noto Sans Bold1" fo:font-family="'Noto Sans Bold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395cm" fo:text-indent="0cm"/>
    </style:style>
    <style:style style:name="Impress-outline3" style:family="presentation" style:parent-style-name="Impress-outline2">
      <style:paragraph-properties fo:margin-left="0cm" fo:margin-right="0cm" fo:margin-top="0cm" fo:margin-bottom="0.296cm" fo:text-indent="0cm"/>
    </style:style>
    <style:style style:name="Impress-outline4" style:family="presentation" style:parent-style-name="Impress-outline3">
      <style:paragraph-properties fo:margin-left="0cm" fo:margin-right="0cm" fo:margin-top="0cm" fo:margin-bottom="0.196cm" fo:text-indent="0cm"/>
    </style:style>
    <style:style style:name="Impress-outline5" style:family="presentation" style:parent-style-name="Impress-outline4">
      <style:paragraph-properties fo:margin-left="0cm" fo:margin-right="0cm" fo:margin-top="0cm" fo:margin-bottom="0.096cm" fo:text-indent="0cm"/>
    </style:style>
    <style:style style:name="Impress-outline6" style:family="presentation" style:parent-style-name="Impress-outline5"/>
    <style:style style:name="Impress-outline7" style:family="presentation" style:parent-style-name="Impress-outline6"/>
    <style:style style:name="Impress-outline8" style:family="presentation" style:parent-style-name="Impress-outline7"/>
    <style:style style:name="Impress-outline9" style:family="presentation" style:parent-style-name="Impress-outline8"/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Noto Sans Regular3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false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5" fo:font-family="'Noto Sans Regular'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3" fo:font-family="'Noto Sans Regular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333333" loext:opacity="100%" style:text-outline="false" style:text-line-through-style="none" style:text-line-through-type="none" style:font-name="Noto Sans Regular5" fo:font-family="'Noto Sans Regular'" style:font-family-generic="swiss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paragraph-properties fo:margin-left="0cm" fo:margin-right="0cm" fo:margin-top="0cm" fo:margin-bottom="0.3cm" fo:text-indent="0cm"/>
    </style:style>
    <style:style style:name="Impress1-outline3" style:family="presentation" style:parent-style-name="Impress1-outline2">
      <style:paragraph-properties fo:margin-left="0cm" fo:margin-right="0cm" fo:margin-top="0cm" fo:margin-bottom="0.223cm" fo:text-indent="0cm"/>
    </style:style>
    <style:style style:name="Impress1-outline4" style:family="presentation" style:parent-style-name="Impress1-outline3">
      <style:paragraph-properties fo:margin-left="0cm" fo:margin-right="0cm" fo:margin-top="0cm" fo:margin-bottom="0.15cm" fo:text-indent="0cm"/>
    </style:style>
    <style:style style:name="Impress1-outline5" style:family="presentation" style:parent-style-name="Impress1-outline4">
      <style:paragraph-properties fo:margin-left="0cm" fo:margin-right="0cm" fo:margin-top="0cm" fo:margin-bottom="0.075cm" fo:text-indent="0cm"/>
    </style:style>
    <style:style style:name="Impress1-outline6" style:family="presentation" style:parent-style-name="Impress1-outline5"/>
    <style:style style:name="Impress1-outline7" style:family="presentation" style:parent-style-name="Impress1-outline6"/>
    <style:style style:name="Impress1-outline8" style:family="presentation" style:parent-style-name="Impress1-outline7">
      <style:text-properties fo:font-size="15pt" style:font-size-asian="15pt" style:font-size-complex="15pt"/>
    </style:style>
    <style:style style:name="Impress1-outline9" style:family="presentation" style:parent-style-name="Impress1-outline8"/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5" fo:font-family="'Noto Sans Regular'" style:font-family-generic="swiss" style:font-pitch="variable" fo:font-size="33pt" fo:font-style="normal" fo:text-shadow="none" style:text-underline-style="none" fo:font-weight="bold" style:letter-kerning="true" style:font-size-asian="33pt" style:font-style-asian="normal" style:font-weight-asian="bold" style:font-size-complex="33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textarea-vertical-align="middle" draw:auto-grow-height="false" fo:min-height="2.75cm" fo:min-width="1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5cm"/>
    </style:style>
    <style:style style:name="Mpr6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P8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 Regular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mpress" style:page-layout-name="PM1" draw:style-name="Mdp1">
      <draw:frame presentation:style-name="Impress-title" draw:layer="backgroundobjects" svg:width="24cm" svg:height="3cm" svg:x="2cm" svg:y="8.5cm" presentation:class="title" presentation:placeholder="true">
        <draw:text-box/>
      </draw:frame>
      <draw:frame presentation:style-name="Impress-outline1" draw:layer="backgroundobjects" svg:width="24cm" svg:height="2cm" svg:x="2cm" svg:y="12cm" presentation:class="outline" presentation:placeholder="true">
        <draw:text-box/>
      </draw:frame>
      <draw:frame presentation:style-name="Mpr1" draw:text-style-name="MP2" draw:layer="backgroundobjects" svg:width="6.5cm" svg:height="1.1cm" svg:x="1.5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9cm" svg:height="1.1cm" svg:x="9.5cm" svg:y="14.5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cm" svg:height="1.1cm" svg:x="20cm" svg:y="14.5cm" presentation:class="page-number">
        <draw:text-box>
          <text:p text:style-name="MP3"><text:span text:style-name="MT2"><text:page-number>1</text:page-number></text:span><text:span text:style-name="MT2"><text:s/>/ </text:span><text:span text:style-name="MT2"><text:page-count>10</text:page-count></text:span></text:p>
        </draw:text-box>
      </draw:frame>
      <draw:custom-shape draw:style-name="Mgr3" draw:text-style-name="MP7" draw:layer="backgroundobjects" svg:width="1.5cm" svg:height="3cm" svg:x="0cm" svg:y="8.5cm">
        <text:p/>
        <draw:enhanced-geometry svg:viewBox="0 0 21600 21600" draw:mirror-horizontal="false" draw:mirror-vertical="false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5cm" svg:height="3cm" svg:x="2cm" svg:y="0.5cm" presentation:class="title" presentation:placeholder="true">
        <draw:text-box/>
      </draw:frame>
      <draw:frame presentation:style-name="Impress1-outline1" draw:layer="backgroundobjects" svg:width="25cm" svg:height="9.5cm" svg:x="2cm" svg:y="4cm" presentation:class="outline" presentation:placeholder="true">
        <draw:text-box/>
      </draw:frame>
      <draw:frame presentation:style-name="Mpr4" draw:text-style-name="MP2" draw:layer="backgroundobjects" svg:width="6.5cm" svg:height="1.1cm" svg:x="1.5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6" draw:layer="backgroundobjects" svg:width="9cm" svg:height="1.1cm" svg:x="9.5cm" svg:y="14.5cm" presentation:class="footer">
        <draw:text-box>
          <text:p text:style-name="MP5"><text:span text:style-name="MT2"><presentation:footer/></text:span></text:p>
        </draw:text-box>
      </draw:frame>
      <draw:frame presentation:style-name="Mpr4" draw:text-style-name="MP4" draw:layer="backgroundobjects" svg:width="6.5cm" svg:height="1.1cm" svg:x="20cm" svg:y="14.5cm" presentation:class="page-number">
        <draw:text-box>
          <text:p text:style-name="MP3"><text:span text:style-name="MT2"><text:page-number>1</text:page-number></text:span><text:span text:style-name="MT2"><text:s/>/ </text:span><text:span text:style-name="MT2"><text:page-count>10</text:page-count></text:span></text:p>
        </draw:text-box>
      </draw:frame>
      <draw:custom-shape presentation:style-name="Mpr5" draw:text-style-name="MP8" draw:layer="backgroundobjects" svg:width="1.5cm" svg:height="3cm" svg:x="0cm" svg:y="0.5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6-25T09:12:34.625916393</meta:creation-date>
    <meta:editing-duration>PT5H47M23S</meta:editing-duration>
    <meta:editing-cycles>8</meta:editing-cycles>
    <meta:generator>LibreOffice/7.1.4.2$Linux_X86_64 LibreOffice_project/10$Build-2</meta:generator>
    <dc:title>Impress</dc:title>
    <dc:date>2021-06-27T14:00:11.159198453</dc:date>
    <meta:document-statistic meta:object-count="76"/>
  </office:meta>
</office:document-meta>
</file>